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ebt/GDP</text:p>
          </table:table-cell>
          <table:table-cell office:value-type="string" calcext:value-type="string">
            <text:p>Real GDP growth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97.9" calcext:value-type="float">
            <text:p>97.9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83.4" calcext:value-type="float">
            <text:p>83.4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6.1" calcext:value-type="float">
            <text:p>46.1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52.1" calcext:value-type="float">
            <text:p>52.1</text:p>
          </table:table-cell>
          <table:table-cell office:value-type="float" office:value="5.9" calcext:value-type="float">
            <text:p>5.9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59.7" calcext:value-type="float">
            <text:p>59.7</text:p>
          </table:table-cell>
          <table:table-cell office:value-type="float" office:value="4" calcext:value-type="float">
            <text:p>4</text:p>
          </table:table-cell>
          <table:table-cell table:formula="of:=(([.B7]-[.B6])/[.B6])*100" office:value-type="float" office:value="14.5873320537428" calcext:value-type="float">
            <text:p>14.58733205374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8.1" calcext:value-type="float">
            <text:p>68.1</text:p>
          </table:table-cell>
          <table:table-cell office:value-type="float" office:value="8" calcext:value-type="float">
            <text:p>8</text:p>
          </table:table-cell>
          <table:table-cell table:formula="of:=(([.B8]-[.B7])/[.B7])*100" office:value-type="float" office:value="14.070351758794" calcext:value-type="float">
            <text:p>14.07035175879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.67" calcext:value-type="float">
            <text:p>39.67</text:p>
          </table:table-cell>
          <table:table-cell office:value-type="float" office:value="15" calcext:value-type="float">
            <text:p>15</text:p>
          </table:table-cell>
          <table:table-cell table:formula="of:=(([.B9]-[.B8])/[.B8])*100" office:value-type="float" office:value="-41.7474302496329" calcext:value-type="float">
            <text:p>-41.747430249632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.03" calcext:value-type="float">
            <text:p>48.03</text:p>
          </table:table-cell>
          <table:table-cell office:value-type="float" office:value="8.8" calcext:value-type="float">
            <text:p>8.8</text:p>
          </table:table-cell>
          <table:table-cell table:formula="of:=(([.B10]-[.B9])/[.B9])*100" office:value-type="float" office:value="21.0738593395513" calcext:value-type="float">
            <text:p>21.07385933955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5.53" calcext:value-type="float">
            <text:p>55.53</text:p>
          </table:table-cell>
          <table:table-cell office:value-type="float" office:value="7.6" calcext:value-type="float">
            <text:p>7.6</text:p>
          </table:table-cell>
          <table:table-cell table:formula="of:=(([.B11]-[.B10])/[.B10])*100" office:value-type="float" office:value="15.6152404747033" calcext:value-type="float">
            <text:p>15.615240474703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0.8" calcext:value-type="float">
            <text:p>60.8</text:p>
          </table:table-cell>
          <table:table-cell office:value-type="float" office:value="4" calcext:value-type="float">
            <text:p>4</text:p>
          </table:table-cell>
          <table:table-cell table:formula="of:=(([.B12]-[.B11])/[.B11])*100" office:value-type="float" office:value="9.49036556816135" calcext:value-type="float">
            <text:p>9.490365568161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2.2" calcext:value-type="float">
            <text:p>72.2</text:p>
          </table:table-cell>
          <table:table-cell office:value-type="float" office:value="3.9" calcext:value-type="float">
            <text:p>3.9</text:p>
          </table:table-cell>
          <table:table-cell table:formula="of:=(([.B13]-[.B12])/[.B12])*100" office:value-type="float" office:value="18.75" calcext:value-type="float">
            <text:p>18.7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3" calcext:value-type="float">
            <text:p>73</text:p>
          </table:table-cell>
          <table:table-cell office:value-type="float" office:value="7.4" calcext:value-type="float">
            <text:p>7.4</text:p>
          </table:table-cell>
          <table:table-cell table:formula="of:=(([.B14]-[.B13])/[.B13])*100" office:value-type="float" office:value="1.10803324099723" calcext:value-type="float">
            <text:p>1.108033240997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0.9" calcext:value-type="float">
            <text:p>70.9</text:p>
          </table:table-cell>
          <table:table-cell office:value-type="float" office:value="7.9" calcext:value-type="float">
            <text:p>7.9</text:p>
          </table:table-cell>
          <table:table-cell table:formula="of:=(([.B15]-[.B14])/[.B14])*100" office:value-type="float" office:value="-2.87671232876712" calcext:value-type="float">
            <text:p>-2.87671232876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20:31:18.200911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05:36:24.208671524</meta:creation-date>
    <dc:date>2018-11-08T21:05:22.504401638</dc:date>
    <meta:editing-duration>PT1H13M45S</meta:editing-duration>
    <meta:editing-cycles>6</meta:editing-cycles>
    <meta:generator>LibreOffice/5.4.1.2.0$Linux_X86_64 LibreOffice_project/40m0$Build-2</meta:generator>
    <meta:document-statistic meta:table-count="1" meta:cell-count="50" meta:object-count="0"/>
  </office:meta>
</office:document-meta>
</file>